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Criteria.andAssignTimeNotBetween( Date value1 , Date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NoLessTha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iterion.getSecon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UseTime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iter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getAll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FeatureNotLik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StatusNotIn( List &lt; Short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OutIdLessThan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UseTimeNot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IdBetween( Long value1 , Lo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AuthCodeBetween( String value1 , Stri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Create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ddCriterion( String condition , Object value , String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Criteria.andFeatureNotEqualT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IdGreaterThan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NoNotIn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iterion.isSing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CabinetNoGreaterThanOrEqualT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Modified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reaIdLessThanOr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IdGreaterThanOr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Status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FeatureGreaterTha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IdGreaterThan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NoBetween( String value1 , Stri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Modified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Status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reaIdNot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TypeIn( List &lt; Short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Modified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getOrderByCl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ddCriterion( String condition , Object value1 , Object value2 , String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Criteria.andAuthCodeEqualT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iterion.Criterion( String condition , Object value , String type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atedCriteria.andAreaIdBetween( Long value1 , Lo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TypeNotBetween( Short value1 , Shor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TypeNotEqualTo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ModifiedGreaterThanOr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StatusIn( List &lt; Short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ddCriterion( String cond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Criteria.andAssignTime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FeatureNotBetween( String value1 , Stri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Type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OutIdBetween( Long value1 , Lo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CreateNot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CreateGreaterThan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setPage( boolean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StatusEqualTo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UseTimeBetween( Date value1 , Date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TypeLessThan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IdLessThanOr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Create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UseTimeGreaterThanOr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getOred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UseTimeLessThanOr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ModifiedGreaterThan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CreateIn( List &lt; Date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IdIn( List &lt; Lo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uthCodeGreaterTha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StatusBetween( Short value1 , Shor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Id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iterion.Criterion( String condition , Object value , Object secon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GmtCreateLessThan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reaId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iterion.Criterion( String condition , Object value , Object secondValue , String type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Criteria.andIdNot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getPage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AreaIdNotBetween( Long value1 , Lo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StatusGreaterThanOrEqualTo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FeatureEqualT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ssignTimeLessThan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NoNotLik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UseTimeIn( List &lt; Date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TypeBetween( Short value1 , Shor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OutIdNot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NoIn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Feature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UseTimeGreaterThan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OrderCondition(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FeatureLessTha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ModifiedNotBetween( Date value1 , Date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OutIdNotBetween( Long value1 , Lo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TypeLessThanOrEqualTo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ModifiedNotIn( List &lt; Date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TypeGreaterThanOrEqualTo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IdNotIn( List &lt; Lo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TypeNotIn( List &lt; Short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ssignTimeNot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UseTime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isDistin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CabinetId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getEnumByNam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atedCriteria.andStatusNotBetween( Short value1 , Shor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uthCodeNotIn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reaId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getPag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AssignTimeNotIn( List &lt; Date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CreateNotIn( List &lt; Date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iterion.isBetwee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Generated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uthCodeNotLik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UseTimeNotBetween( Date value1 , Date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ModifiedLessThanOr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OutIdIn( List &lt; Lo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createCriteri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binetAuthCodeParam.createCriteria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UseTime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IdNotIn( List &lt; Lo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OutId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ssignTimeIn( List &lt; Date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ssignTimeLessThanOr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uthCodeNotEqualT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StatusGreaterThan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No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UseTimeNotIn( List &lt; Date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reaIdLessThan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Id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IdNotBetween( Long value1 , Lo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SortTyp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BizType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uthCodeLessTha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OutIdGreaterThanOr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iterion.Criterion( String condition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BizOutIdGreaterThan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uthCodeIn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getColum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AreaId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StatusNotEqualTo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uthCodeLik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CreateLessThanOr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CreateGreaterThanOr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ssignTime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NoLik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is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binetAuthCodeParam.appendOrderByClause( OrderCondition orderCondition , SortType sor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Criteria.andBizOutIdLessThanOr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IdIn( List &lt; Lo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ModifiedLessThan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FeatureLik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AreaIdNotIn( List &lt; Lo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TypeGreaterThan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IdNot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Create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iterion.isNo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CabinetNoLessThanOrEqualT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FeatureIn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binetAuthCodeParam.setPageSize( int page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setPageStart( int page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CreateBetween( Date value1 , Date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IdNotBetween( Long value1 , Lo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getP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GmtModifiedIn( List &lt; Date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get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AuthCode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setDistinct( boolean distin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AssignTimeGreaterThanOr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GmtModifiedNot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FeatureNotIn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uthCodeGreaterThanOrEqualT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OutIdNotIn( List &lt; Lo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reaIdIn( List &lt; Lo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iterion.Criterion( String 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Criteria.andCabinetNoNotBetween( String value1 , Stri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Feature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uthCode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IdGreaterThanOr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or( Criteria criter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AreaIdGreaterThan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Id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Id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ssignTimeGreaterThan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ssignTimeBetween( Date value1 , Date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FeatureLessThanOrEqualT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iteria.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iterion.ge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GmtModifiedBetween( Date value1 , Date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OutId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NoNotEqualT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UseTimeLessThan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ssignTimeEqualTo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TypeEqualTo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BizOutId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Id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uthCodeNotBetween( String value1 , Stri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StatusLessThan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NoEqualT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FeatureBetween( String value1 , Stri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reaIdGreaterThanOr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GmtCreateNotBetween( Date value1 , Date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yangzhou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Criteria.andIdLessThan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AuthCodeLessThanOrEqualT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FeatureGreaterThanOrEqualT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StatusLessThanOrEqualTo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IdLessThan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binetAuthCodeParam.CabinetAuthCod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IdBetween( Long value1 , Lo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NoGreaterTha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Criteria.andCabinetNoIs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iterion.isLi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iterion.getTyp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Criteria.andIdLessThanOrEqualTo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